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Normal">
      <style:text-properties style:font-name="Arial Rounded MT Bold"/>
    </style:style>
    <style:style style:name="P2" style:family="paragraph" style:parent-style-name="Normal">
      <style:text-properties style:font-name="Arial Rounded MT Bold" fo:font-weight="bold" style:font-weight-asian="bold"/>
    </style:style>
    <style:style style:name="P3" style:family="paragraph" style:parent-style-name="Standard">
      <style:text-properties style:font-name="Arial Rounded MT Bold"/>
    </style:style>
    <style:style style:name="P4" style:family="paragraph" style:parent-style-name="Standard">
      <style:text-properties style:font-name="Arial Rounded MT Bold" fo:font-weight="bold" style:font-weight-asian="bold"/>
    </style:style>
    <style:style style:name="P5" style:family="paragraph" style:parent-style-name="Normal" style:master-page-name="MP0">
      <style:paragraph-properties style:page-number="auto" fo:break-before="page"/>
      <style:text-properties style:font-name="Arial Rounded MT Bold" fo:font-weight="bold" style:font-weight-asian="bold"/>
    </style:style>
    <style:style style:name="P6" style:family="paragraph" style:parent-style-name="Standard">
      <style:text-properties style:font-name="Arial Rounded MT Bold" fo:font-weight="bold" officeooo:paragraph-rsid="0004736e" style:font-weight-asian="bold"/>
    </style:style>
    <style:style style:name="T1" style:family="text">
      <style:text-properties style:font-name="Arial Rounded MT Bold"/>
    </style:style>
    <style:style style:name="T2" style:family="text">
      <style:text-properties style:font-name="Arial Rounded MT Bold" fo:font-weight="bold" style:font-weight-asian="bold"/>
    </style:style>
    <style:style style:name="T3" style:family="text">
      <style:text-properties style:font-name="Wingdings" fo:font-weight="bold" style:font-name-asian="Wingdings" style:font-weight-asian="bold" style:font-name-complex="Wingdings"/>
    </style:style>
    <style:style style:name="T4" style:family="text">
      <style:text-properties style:font-name="Wingdings" style:font-name-asian="Wingdings" style:font-name-complex="Wingding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ses de Datos I</text:p>
      <text:p text:style-name="P2">13/10/2020</text:p>
      <text:p text:style-name="P2">Apuntes de la clase 13/10</text:p>
      <text:p text:style-name="P1">IS-501<text:line-break/>José Inestroza</text:p>
      <text:p text:style-name="P1"/>
      <text:p text:style-name="Normal"><text:span text:style-name="Fuente_20_de_20_párrafo_20_predeter."><text:span text:style-name="T2">--verbose</text:span></text:span><text:span text:style-name="Fuente_20_de_20_párrafo_20_predeter."><text:span text:style-name="T1"> Permite mostrar la instrucción SQL que se está ejecutando en pantalla</text:span></text:span></text:p>
      <text:p text:style-name="P1"/>
      <text:p text:style-name="P1">Se inicializa el mysql usando verbose: </text:p>
      <text:p text:style-name="Normal"><text:span text:style-name="Fuente_20_de_20_párrafo_20_predeter."><text:span text:style-name="T1">Comando: </text:span></text:span><text:span text:style-name="Fuente_20_de_20_párrafo_20_predeter."><text:span text:style-name="T2">$ mysql –v –uadmin –p</text:span></text:span></text:p>
      <text:p text:style-name="P2"/>
      <text:p text:style-name="Standard"><text:span text:style-name="Fuente_20_de_20_párrafo_20_predeter."><text:span text:style-name="T1">Continuación </text:span></text:span><text:span text:style-name="Fuente_20_de_20_párrafo_20_predeter."><text:span text:style-name="T2">Ejemplo </text:span></text:span><text:span text:style-name="Fuente_20_de_20_párrafo_20_predeter."><text:span text:style-name="T3"></text:span></text:span><text:span text:style-name="Fuente_20_de_20_párrafo_20_predeter."><text:span text:style-name="T2"> DDS_DMS.sql</text:span></text:span></text:p>
      <text:p text:style-name="P1">-- Cambiar el nombre de 2 HP a Asus y Acer respectivamente –</text:p>
      <text:p text:style-name="P1">-- De las computadoras anteriores que pertenecen a los 3 grupos mayores de RAM, de forma anticipada, usted como empleado de la empresa sabe que la marca de la computadora siempre es “la primer palabra” en el nombre del inventario – </text:p>
      <text:p text:style-name="Normal"><text:span text:style-name="Fuente_20_de_20_párrafo_20_predeter."><text:span text:style-name="T1">-- SUBSTRING_INDEX(tex_name, ´ ´, 1) </text:span></text:span><text:span text:style-name="Fuente_20_de_20_párrafo_20_predeter."><text:span text:style-name="T4"></text:span></text:span><text:span text:style-name="Fuente_20_de_20_párrafo_20_predeter."><text:span text:style-name="T1"> Permite conocer la cadena que esta antes de un condicional de texto; INSTRUCCIÓN ANTERIOR </text:span></text:span><text:span text:style-name="Fuente_20_de_20_párrafo_20_predeter."><text:span text:style-name="T4"></text:span></text:span><text:span text:style-name="Fuente_20_de_20_párrafo_20_predeter."><text:span text:style-name="T1"> Implica que se obtendrá el texto que haya antes del primer espacio –</text:span></text:span></text:p>
      <text:p text:style-name="P4">SELECT DISTINCT SUBSTRING_INDEX(tex_name, ´ ´, 1) FROM (SELECT tex_name FROM PCInventory JOIN <text:s/>(SELECT sma_ram AS “RAM”, COUNT(*) AS “Cantidad” <text:s/>FROM PCInvetory GROUP BY sma_ram HAVING COUNT(*)&gt;=2 ORDER BY sma_ram DESC LIMIT 3) PCGroup ON PCInventory.sma_ram = PCGroup. `RAM`) AS PCGroupNoBigRAM;</text:p>
      <text:p text:style-name="P4"/>
      <text:p text:style-name="P3">-- Todas las computadoras que no pertenecen a los grupos más grandes de RAM –</text:p>
      <text:p text:style-name="P4">SELECT DISTINCT SUBSTRING_INDEX(tex_name, ´ ´, 1) FROM PCInventory WHERE SUBSTRING_INDEX(tex_name, ´ ´, 1) <text:s/>NOT IN (SELECT DISTINCT SUBSTRING_INDEX(tex_name, ´ ´, 1) FROM (SELECT tex_name FROM PCInventory JOIN <text:s/>(SELECT sma_ram AS “RAM”, COUNT(*) AS “Cantidad” <text:s/>FROM PCInvetory GROUP BY sma_ram HAVING COUNT(*)&gt;=2 ORDER BY sma_ram DESC LIMIT 3) PCGroup ON PCInventory.sma_ram = PCGroup. `RAM`) AS PCGroupNoBigRAM;</text:p>
      <text:p text:style-name="P4"/>
      <text:p text:style-name="P3">-- Todas las computadoras que no pertenecen a los grupos más grandes de RAM No usar el operador IN en su lugar aplique JOIN para verificar la existencia en las listas –</text:p>
      <text:p text:style-name="P6">SELECT Inventario.` Marca` AS “Marca Respuesta 2” FROM (SELECT DISTINCT SUBSTRING_INDEX(tex_name, ´ ´, 1) AS “Marca” FROM PCInventary) AS Inventario LEFT JOIN (SELECT DISTINCT SUBSTRING_INDEX(tex_name, ´ ´, 1) AS “Marca” FROM (SELECT tex_name FROM PCInventory JOIN <text:s/>(SELECT sma_ram AS “RAM”, COUNT(*) AS “Cantidad” <text:s/>FROM PCInvetory GROUP BY sma_ram HAVING COUNT(*)&gt;=2 ORDER BY sma_ram DESC LIMIT 3) PCGroup ON PCInventory.sma_ram = PCGroup. `RAM`) AS PCGroupNoBigRAM) AS PCGroupBigRAM ON Inventario.`Marca` = PCGroupBigRAM.`Marcar` WHERE PCGroupBigRAM.`Marcar` IS NULL;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HN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HN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Edgar Josué Benedetto Godoy</meta:initial-creator>
    <meta:creation-date>2020-09-11T09:09:00Z</meta:creation-date>
    <dc:date>2020-10-21T13:34:54.876678067</dc:date>
    <meta:editing-cycles>27</meta:editing-cycles>
    <meta:editing-duration>PT10H52M58S</meta:editing-duration>
    <meta:document-statistic meta:table-count="0" meta:image-count="0" meta:object-count="0" meta:page-count="1" meta:paragraph-count="16" meta:word-count="341" meta:character-count="2267" meta:non-whitespace-character-count="1929"/>
    <meta:template xlink:type="simple" xlink:actuate="onRequest" xlink:title="" xlink:href="Normal"/>
  </office:meta>
</office:document-meta>
</file>